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D2E4504B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image/png" manifest:full-path="Object 10/Pictures/10000201000002B7000001C1E93B7839.png"/>
  <manifest:file-entry manifest:media-type="" manifest:full-path="Object 10/Picture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settings.xml"/>
  <manifest:file-entry manifest:media-type="application/vnd.oasis.opendocument.graphics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image/png" manifest:full-path="Object 11/Pictures/1000020100000337000001C1220505D8.png"/>
  <manifest:file-entry manifest:media-type="" manifest:full-path="Object 11/Pictures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settings.xml"/>
  <manifest:file-entry manifest:media-type="application/vnd.oasis.opendocument.graphics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image/png" manifest:full-path="Object 12/Pictures/10000201000002B7000001C1DC82DB2E.png"/>
  <manifest:file-entry manifest:media-type="" manifest:full-path="Object 12/Pictures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settings.xml"/>
  <manifest:file-entry manifest:media-type="application/vnd.oasis.opendocument.graphics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image/png" manifest:full-path="Object 13/Pictures/10000201000002B7000000B1167B791F.png"/>
  <manifest:file-entry manifest:media-type="" manifest:full-path="Object 13/Pictures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settings.xml"/>
  <manifest:file-entry manifest:media-type="application/vnd.oasis.opendocument.graphics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image/png" manifest:full-path="Object 14/Pictures/10000201000002B7000000B1167B791F.png"/>
  <manifest:file-entry manifest:media-type="" manifest:full-path="Object 14/Pictures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settings.xml"/>
  <manifest:file-entry manifest:media-type="application/vnd.oasis.opendocument.graphics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image/png" manifest:full-path="Object 15/Pictures/100002010000034F000001C140FDA6B0.png"/>
  <manifest:file-entry manifest:media-type="" manifest:full-path="Object 15/Pictures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settings.xml"/>
  <manifest:file-entry manifest:media-type="application/vnd.oasis.opendocument.graphics" manifest:version="1.2" manifest:full-path="Object 15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image/png" manifest:full-path="Object 1/Pictures/100002010000029F000001C15CA848E3.pn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image/png" manifest:full-path="Object 2/Pictures/10000201000003CF0000028D0FF01767.png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image/png" manifest:full-path="Object 3/Pictures/10000201000003CF0000026BE033CCF4.png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graphics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image/png" manifest:full-path="Object 4/Pictures/10000201000002B7000001D206E22B70.png"/>
  <manifest:file-entry manifest:media-type="" manifest:full-path="Object 4/Pictures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graphics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image/png" manifest:full-path="Object 5/Pictures/10000201000002B7000001D28FCD12BB.png"/>
  <manifest:file-entry manifest:media-type="" manifest:full-path="Object 5/Pictures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graphics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image/png" manifest:full-path="Object 6/Pictures/10000201000002B7000001D2D983E6D1.png"/>
  <manifest:file-entry manifest:media-type="" manifest:full-path="Object 6/Pictures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graphics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image/png" manifest:full-path="Object 7/Pictures/10000201000002B7000001D25A39013B.png"/>
  <manifest:file-entry manifest:media-type="" manifest:full-path="Object 7/Pictures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graphics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image/png" manifest:full-path="Object 8/Pictures/10000201000002B7000001D27B8E7E8C.png"/>
  <manifest:file-entry manifest:media-type="" manifest:full-path="Object 8/Pictures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graphics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image/png" manifest:full-path="Object 9/Pictures/10000201000002B7000001D246B20F9B.png"/>
  <manifest:file-entry manifest:media-type="" manifest:full-path="Object 9/Pictures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settings.xml"/>
  <manifest:file-entry manifest:media-type="application/vnd.oasis.opendocument.graphics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pr1" style:family="presentation" style:parent-style-name="keyboard-outline1">
      <style:graphic-properties fo:min-height="15.461cm"/>
    </style:style>
    <style:style style:name="pr2" style:family="presentation" style:parent-style-name="keyboard-notes">
      <style:graphic-properties draw:fill-color="#ffffff" fo:min-height="13.114cm"/>
    </style:style>
    <style:style style:name="pr3" style:family="presentation" style:parent-style-name="keyboard-title">
      <style:graphic-properties fo:min-height="3.256cm"/>
    </style:style>
    <style:style style:name="pr4" style:family="presentation" style:parent-style-name="keyboard-subtitle">
      <style:graphic-properties draw:fill-color="#ffffff" fo:min-height="13.61cm"/>
    </style:style>
    <style:style style:name="pr5" style:family="presentation" style:parent-style-name="keyboard-outline1">
      <style:graphic-properties fo:min-height="13.61cm"/>
    </style:style>
    <style:style style:name="pr6" style:family="presentation" style:parent-style-name="keyboard-title">
      <style:graphic-properties draw:auto-grow-height="true" fo:min-height="2.451cm"/>
    </style:style>
    <style:style style:name="pr7" style:family="presentation" style:parent-style-name="keyboard-title">
      <style:graphic-properties draw:auto-grow-height="true" fo:min-height="3.507cm"/>
    </style:style>
    <style:style style:name="pr8" style:family="presentation" style:parent-style-name="keyboard-outline1">
      <style:graphic-properties draw:auto-grow-height="true" fo:min-height="4.795cm"/>
    </style:style>
    <style:style style:name="pr9" style:family="presentation" style:parent-style-name="keyboard-outline1">
      <style:graphic-properties draw:auto-grow-height="true" fo:min-height="11.78cm"/>
    </style:style>
    <style:style style:name="pr10" style:family="presentation" style:parent-style-name="keyboard-notes">
      <style:graphic-properties draw:fill-color="#ffffff" draw:auto-grow-height="true" fo:min-height="13.365cm"/>
    </style:style>
    <style:style style:name="pr11" style:family="presentation" style:parent-style-name="keyboard-outline1">
      <style:graphic-properties draw:auto-grow-height="true" fo:min-height="13.861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20pt"/>
    </style:style>
    <style:style style:name="T1" style:family="text">
      <style:text-properties style:text-line-through-style="solid" style:text-line-through-width="bold"/>
    </style:style>
    <style:style style:name="T2" style:family="text">
      <style:text-properties style:text-line-through-style="solid" style:text-line-through-width="bold" fo:font-size="15pt" style:font-size-asian="15pt" style:font-size-complex="15pt"/>
    </style:style>
    <style:style style:name="T3" style:family="text">
      <style:text-properties fo:font-size="96pt" style:font-size-asian="96pt" style:font-size-complex="9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eyboard">
        <office:forms form:automatic-focus="false" form:apply-design-mode="false"/>
        <draw:frame presentation:style-name="pr1" draw:text-style-name="P1" draw:layer="layout" svg:width="23cm" svg:height="15.461cm" svg:x="2.54cm" svg:y="1.905cm" presentation:class="outline" presentation:user-transformed="true">
          <draw:text-box>
            <text:p text:style-name="P1"><text:span text:style-name="T1">Screen Profiles</text:span></text:p>
            <text:p text:style-name="P1"><text:span text:style-name="T2"/></text:p>
            <text:p text:style-name="P1"><text:span text:style-name="T3">byobu</text:span></text:p>
            <text:p text:style-name="P1">Adding Bling To GnuScreen</text:p>
            <text:p text:style-name="P1"><text:span text:style-name="T4"/></text:p>
            <text:p text:style-name="P1"><text:span text:style-name="T5">Presented by:</text:span></text:p>
            <text:p text:style-name="P1"><text:span text:style-name="T5">Chuck Frain</text:span></text:p>
            <text:p text:style-name="P1"><text:span text:style-name="T5">Ubuntu Maryland Loco Team</text:span></text:p>
            <text:p text:style-name="P1"><text:span text:style-name="T5">To CALUG May 13, 200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keyboard" presentation:presentation-page-layout-name="AL1T0">
        <office:forms form:automatic-focus="false" form:apply-design-mode="false"/>
        <draw:frame presentation:style-name="pr3" draw:layer="layout" svg:width="23.199cm" svg:height="3.256cm" svg:x="2.301cm" svg:y="2.119cm" presentation:class="title">
          <draw:text-box>
            <text:p>Copyright Notice</text:p>
          </draw:text-box>
        </draw:frame>
        <draw:frame presentation:style-name="pr4" draw:text-style-name="P2" draw:layer="layout" svg:width="23cm" svg:height="13.61cm" svg:x="2.5cm" svg:y="6.125cm" presentation:class="subtitle">
          <draw:text-box>
            <text:p text:style-name="P2"><text:span text:style-name="T6"><text:s text:c="4"/></text:span><text:span text:style-name="T6">Copyright (c) <text:s/>2009 Chuck Frain.</text:span></text:p>
            <text:p text:style-name="P2"><text:span text:style-name="T6"><text:s text:c="4"/></text:span><text:span text:style-name="T6">Permission is granted to copy, distribute and/or modify this document</text:span></text:p>
            <text:p text:style-name="P2"><text:span text:style-name="T6"><text:s text:c="4"/></text:span><text:span text:style-name="T6">under the terms of the GNU Free Documentation License, Version 1.3</text:span></text:p>
            <text:p text:style-name="P2"><text:span text:style-name="T6"><text:s text:c="4"/></text:span><text:span text:style-name="T6">or any later version published by the Free Software Foundation;</text:span></text:p>
            <text:p text:style-name="P2"><text:span text:style-name="T6"><text:s text:c="4"/></text:span><text:span text:style-name="T6">with no Invariant Sections, no Front-Cover Texts, and no Back-Cover Texts.</text:span></text:p>
            <text:p text:style-name="P2"><text:span text:style-name="T6">http://www.gnu.org/copyleft/fdl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keyboard" presentation:presentation-page-layout-name="AL2T1">
        <office:forms form:automatic-focus="false" form:apply-design-mode="false"/>
        <draw:frame presentation:style-name="pr3" draw:layer="layout" svg:width="23.199cm" svg:height="3.256cm" svg:x="2.301cm" svg:y="2.119cm" presentation:class="title" presentation:user-transformed="true">
          <draw:text-box>
            <text:p>Overview</text:p>
          </draw:text-box>
        </draw:frame>
        <draw:frame presentation:style-name="pr5" draw:layer="layout" svg:width="23cm" svg:height="13.61cm" svg:x="2.5cm" svg:y="6cm" presentation:class="outline">
          <draw:text-box>
            <text:list text:style-name="L1">
              <text:list-item>
                <text:p>What is gnu screen?</text:p>
              </text:list-item>
              <text:list-item>
                <text:p>What is byobu?</text:p>
              </text:list-item>
              <text:list-item>
                <text:p>How do they work together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keyboard" presentation:presentation-page-layout-name="AL2T1">
        <office:forms form:automatic-focus="false" form:apply-design-mode="false"/>
        <draw:frame presentation:style-name="pr3" draw:layer="layout" svg:width="23.199cm" svg:height="3.256cm" svg:x="2.301cm" svg:y="2.119cm" presentation:class="title">
          <draw:text-box>
            <text:p>What is gnu screen?</text:p>
          </draw:text-box>
        </draw:frame>
        <draw:frame presentation:style-name="pr5" draw:layer="layout" svg:width="23cm" svg:height="13.61cm" svg:x="2.382cm" svg:y="5.47cm" presentation:class="outline" presentation:user-transformed="true">
          <draw:text-box>
            <text:list text:style-name="L1">
              <text:list-item>
                <text:p>A window manager for the command line</text:p>
              </text:list-item>
              <text:list-item>
                <text:p>Provides multiple terminals in a single session</text:p>
              </text:list-item>
              <text:list-item>
                <text:p>Offers Persistence</text:p>
              </text:list-item>
              <text:list-item>
                <text:p>Sessions are shareable</text:p>
              </text:list-item>
              <text:list-item>
                <text:p>Powerful but tricky to take advantage of its power</text:p>
              </text:list-item>
              <text:list-item>
                <text:p>man page is 2852 lines lo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keyboard" presentation:presentation-page-layout-name="AL3T14">
        <office:forms form:automatic-focus="false" form:apply-design-mode="false"/>
        <draw:frame presentation:style-name="pr6" draw:layer="layout" svg:width="23.199cm" svg:height="2.451cm" svg:x="2.301cm" svg:y="1.994cm" presentation:class="title" presentation:user-transformed="true">
          <draw:text-box>
            <text:p>Gnu Screen (screen -R)</text:p>
          </draw:text-box>
        </draw:frame>
        <draw:frame draw:name="Object 1" draw:style-name="gr2" draw:layer="layout" svg:width="23.015cm" svg:height="10.402cm" svg:x="2.682cm" svg:y="4.603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>
            <draw:text-box>
              <text:p>Screen -R is a sensable way to start screen</text:p>
              <text:p/>
              <text:p>Maybe ask 'how many terminals do you see?</text:p>
              <text:p/>
              <text:p>Expose picard joke</text:p>
            </draw:text-box>
          </draw:frame>
        </presentation:notes>
      </draw:page>
      <draw:page draw:name="page6" draw:style-name="dp1" draw:master-page-name="keyboard" presentation:presentation-page-layout-name="AL4T11">
        <office:forms form:automatic-focus="false" form:apply-design-mode="false"/>
        <draw:frame presentation:style-name="pr7" draw:layer="layout" svg:width="23.199cm" svg:height="3.507cm" svg:x="2.301cm" svg:y="1.994cm" presentation:class="title">
          <draw:text-box>
            <text:p>A Split-Screen Gnu Screen Session</text:p>
          </draw:text-box>
        </draw:frame>
        <draw:frame draw:name="Object 3" draw:style-name="gr2" draw:layer="layout" svg:width="23cm" svg:height="15.342cm" svg:x="2.5cm" svg:y="6cm" presentation:class="object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>
            <draw:text-box>
              <text:p>Note Split Screen</text:p>
              <text:p/>
              <text:p>Top split is terminal</text:p>
              <text:p/>
              <text:p>Bottom split <text:s/>shows window menu, custom names</text:p>
              <text:p/>
              <text:p/>
            </draw:text-box>
          </draw:frame>
        </presentation:notes>
      </draw:page>
      <draw:page draw:name="page7" draw:style-name="dp1" draw:master-page-name="keyboard" presentation:presentation-page-layout-name="AL4T11">
        <office:forms form:automatic-focus="false" form:apply-design-mode="false"/>
        <draw:frame presentation:style-name="pr7" draw:layer="layout" svg:width="23.199cm" svg:height="3.507cm" svg:x="2.301cm" svg:y="1.994cm" presentation:class="title">
          <draw:text-box>
            <text:p>Gnu Screen Help &lt;C-a ?&gt;</text:p>
          </draw:text-box>
        </draw:frame>
        <draw:frame draw:name="Object 2" draw:style-name="gr2" draw:layer="layout" svg:width="23cm" svg:height="15.342cm" svg:x="2.999cm" svg:y="4.978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keyboard" presentation:presentation-page-layout-name="AL2T1">
        <office:forms form:automatic-focus="false" form:apply-design-mode="false"/>
        <draw:frame presentation:style-name="pr3" draw:layer="layout" svg:width="23.199cm" svg:height="3.256cm" svg:x="2.301cm" svg:y="2.119cm" presentation:class="title" presentation:user-transformed="true">
          <draw:text-box>
            <text:p>What is Byobu?</text:p>
          </draw:text-box>
        </draw:frame>
        <draw:frame presentation:style-name="pr5" draw:layer="layout" svg:width="23cm" svg:height="13.61cm" svg:x="2.5cm" svg:y="6cm" presentation:class="outline">
          <draw:text-box>
            <text:list text:style-name="L1">
              <text:list-item>
                <text:p>Previously called screen-profiles</text:p>
              </text:list-item>
              <text:list-item>
                <text:p>Think Compiz for the command line window manager that is gnu screen</text:p>
              </text:list-item>
              <text:list-item>
                <text:p>Offers user friendly menus and visual cues</text:p>
              </text:list-item>
              <text:list-item>
                <text:p>Enhances existing gnu screen functionality</text:p>
              </text:list-item>
              <text:list-item>
                <text:p>Exposes options in gnu screen that are often overlook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keyboard" presentation:presentation-page-layout-name="AL5T17">
        <office:forms form:automatic-focus="false" form:apply-design-mode="false"/>
        <draw:frame presentation:style-name="pr7" draw:layer="layout" svg:width="23.199cm" svg:height="3.507cm" svg:x="2.301cm" svg:y="1.994cm" presentation:class="title">
          <draw:text-box>
            <text:p>What Byobu Does For You</text:p>
          </draw:text-box>
        </draw:frame>
        <draw:frame draw:name="Object 13" draw:style-name="gr2" draw:layer="layout" svg:width="23cm" svg:height="6.61cm" svg:x="2.54cm" svg:y="11.43cm" presentation:class="object" presentation:user-transformed="true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8" draw:layer="layout" svg:width="23cm" svg:height="4.795cm" svg:x="2.5cm" svg:y="6cm" presentation:class="outline" presentation:user-transformed="true">
          <draw:text-box>
            <text:list text:style-name="L1">
              <text:list-item>
                <text:p>Byobu creates a gnu screen profile from a menu of choices</text:p>
              </text:list-item>
              <text:list-item>
                <text:p>To get this gnu screen session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keyboard" presentation:presentation-page-layout-name="AL5T17">
        <office:forms form:automatic-focus="false" form:apply-design-mode="false"/>
        <draw:frame presentation:style-name="pr7" draw:layer="layout" svg:width="23.199cm" svg:height="3.507cm" svg:x="2.301cm" svg:y="1.994cm" presentation:class="title">
          <draw:text-box>
            <text:p>What Byobu Does For You</text:p>
          </draw:text-box>
        </draw:frame>
        <draw:frame draw:name="Object 13" draw:style-name="gr2" draw:id="id1" draw:layer="layout" svg:width="23cm" svg:height="6.61cm" svg:x="2.54cm" svg:y="11.43cm" presentation:class="object" presentation:user-transformed="true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9" draw:layer="layout" svg:width="23cm" svg:height="11.78cm" svg:x="2.5cm" svg:y="6cm" presentation:class="outline" presentation:user-transformed="true">
          <draw:text-box>
            <text:list text:style-name="L1">
              <text:list-item>
                <text:p>Byobu creates a gnu screen profile from a menu of choices</text:p>
              </text:list-item>
              <text:list-item>
                <text:p>To get this gnu screen session...</text:p>
              </text:list-item>
              <text:list-item>
                <text:p text:id="id2">You need to create a .screenrc like this:</text:p>
              </text:list-item>
            </text:list>
            <text:p text:id="id3"><text:span text:style-name="T4">caption always "%{kW}%?%-Lw%?%{bw}%n*%f %t%?(%u)%?%{kW}%?%+Lw%? %= %{= Wk}%110`%109`%122`%111`"</text:span></text:p>
            <text:p text:id="id4"><text:span text:style-name="T4">hardstatus string '%99`%{= Wk} %100`%112`%= %102`%101`%114`%115`%108`%113`%119`%117`%118`%116`%106`%104`%103`%105`%107`%123`%124`%120`%121`'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" smil:type="checkerBoardWipe" smil:subtype="across" smil:mode="out"/>
                  <anim:set smil:begin="0.499s" smil:dur="0.001s" smil:fill="hold" smil:targetElement="id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keyboard" presentation:presentation-page-layout-name="AL4T11">
        <office:forms form:automatic-focus="false" form:apply-design-mode="false"/>
        <draw:frame presentation:style-name="pr7" draw:layer="layout" svg:width="23.199cm" svg:height="3.507cm" svg:x="2.301cm" svg:y="1.994cm" presentation:class="title">
          <draw:text-box>
            <text:p>Byobu Configuration Menu</text:p>
          </draw:text-box>
        </draw:frame>
        <draw:frame draw:name="Object 4" draw:style-name="gr2" draw:layer="layout" svg:width="23cm" svg:height="15.342cm" svg:x="2.5cm" svg:y="6cm" presentation:class="object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keyboard" presentation:presentation-page-layout-name="AL4T11">
        <office:forms form:automatic-focus="false" form:apply-design-mode="false"/>
        <draw:frame presentation:style-name="pr3" draw:layer="layout" svg:width="23.199cm" svg:height="3.256cm" svg:x="2.301cm" svg:y="2.119cm" presentation:class="title">
          <draw:text-box>
            <text:p>Byobu Help</text:p>
          </draw:text-box>
        </draw:frame>
        <draw:frame draw:name="Object 5" draw:style-name="gr2" draw:layer="layout" svg:width="23cm" svg:height="15.342cm" svg:x="2.5cm" svg:y="6cm" presentation:class="object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keyboard" presentation:presentation-page-layout-name="AL4T11">
        <office:forms form:automatic-focus="false" form:apply-design-mode="false"/>
        <draw:frame presentation:style-name="pr3" draw:layer="layout" svg:width="23.199cm" svg:height="3.256cm" svg:x="2.301cm" svg:y="2.119cm" presentation:class="title">
          <draw:text-box>
            <text:p>Byobu Configuration Menu</text:p>
          </draw:text-box>
        </draw:frame>
        <draw:frame draw:name="Object 6" draw:style-name="gr2" draw:layer="layout" svg:width="23cm" svg:height="15.342cm" svg:x="2.5cm" svg:y="6cm" presentation:class="object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keyboard" presentation:presentation-page-layout-name="AL4T11">
        <office:forms form:automatic-focus="false" form:apply-design-mode="false"/>
        <draw:frame presentation:style-name="pr3" draw:layer="layout" svg:width="23.199cm" svg:height="3.256cm" svg:x="2.301cm" svg:y="2.119cm" presentation:class="title" presentation:user-transformed="true">
          <draw:text-box>
            <text:p>Byobu Toggle Status Notification</text:p>
          </draw:text-box>
        </draw:frame>
        <draw:frame draw:name="Object 7" draw:style-name="gr2" draw:layer="layout" svg:width="23cm" svg:height="15.342cm" svg:x="2.5cm" svg:y="6cm" presentation:class="object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keyboard" presentation:presentation-page-layout-name="AL4T11">
        <office:forms form:automatic-focus="false" form:apply-design-mode="false"/>
        <draw:frame presentation:style-name="pr7" draw:layer="layout" svg:width="23.199cm" svg:height="3.507cm" svg:x="2.301cm" svg:y="1.994cm" presentation:class="title">
          <draw:text-box>
            <text:p>Byobu Configuration Menu</text:p>
          </draw:text-box>
        </draw:frame>
        <draw:frame draw:name="Object 8" draw:style-name="gr2" draw:layer="layout" svg:width="23cm" svg:height="15.342cm" svg:x="2.5cm" svg:y="6cm" presentation:class="object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keyboard" presentation:presentation-page-layout-name="AL4T11">
        <office:forms form:automatic-focus="false" form:apply-design-mode="false"/>
        <draw:frame presentation:style-name="pr7" draw:layer="layout" svg:width="23.199cm" svg:height="3.507cm" svg:x="2.301cm" svg:y="1.994cm" presentation:class="title">
          <draw:text-box>
            <text:p>Byobu Create New Windows</text:p>
          </draw:text-box>
        </draw:frame>
        <draw:frame draw:name="Object 9" draw:style-name="gr2" draw:layer="layout" svg:width="23cm" svg:height="15.342cm" svg:x="2.5cm" svg:y="6cm" presentation:class="object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keyboard" presentation:presentation-page-layout-name="AL4T11">
        <office:forms form:automatic-focus="false" form:apply-design-mode="false"/>
        <draw:frame presentation:style-name="pr7" draw:layer="layout" svg:width="23.199cm" svg:height="3.507cm" svg:x="2.301cm" svg:y="1.994cm" presentation:class="title">
          <draw:text-box>
            <text:p>Byobu Configuration Menu</text:p>
          </draw:text-box>
        </draw:frame>
        <draw:frame draw:name="Object 10" draw:style-name="gr2" draw:layer="layout" svg:width="23cm" svg:height="13.86cm" svg:x="2.5cm" svg:y="6cm" presentation:class="object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keyboard" presentation:presentation-page-layout-name="AL4T11">
        <office:forms form:automatic-focus="false" form:apply-design-mode="false"/>
        <draw:frame presentation:style-name="pr7" draw:layer="layout" svg:width="23.199cm" svg:height="3.507cm" svg:x="2.301cm" svg:y="1.994cm" presentation:class="title">
          <draw:text-box>
            <text:p>Byobu Manage Default Windows</text:p>
          </draw:text-box>
        </draw:frame>
        <draw:frame draw:name="Object 11" draw:style-name="gr2" draw:layer="layout" svg:width="23cm" svg:height="13.86cm" svg:x="2.5cm" svg:y="6cm" presentation:class="object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keyboard" presentation:presentation-page-layout-name="AL4T11">
        <office:forms form:automatic-focus="false" form:apply-design-mode="false"/>
        <draw:frame presentation:style-name="pr3" draw:layer="layout" svg:width="23.199cm" svg:height="3.473cm" svg:x="2.301cm" svg:y="2.011cm" presentation:class="title" presentation:user-transformed="true">
          <draw:text-box>
            <text:p>Byobu Configuration Menu Screen By Default</text:p>
          </draw:text-box>
        </draw:frame>
        <draw:frame draw:name="Object 12" draw:style-name="gr2" draw:layer="layout" svg:width="23cm" svg:height="13.86cm" svg:x="2.5cm" svg:y="6cm" presentation:class="object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keyboard" presentation:presentation-page-layout-name="AL4T11">
        <office:forms form:automatic-focus="false" form:apply-design-mode="false"/>
        <draw:frame presentation:style-name="pr3" draw:layer="layout" svg:width="23.199cm" svg:height="3.256cm" svg:x="2.301cm" svg:y="2.119cm" presentation:class="title">
          <draw:text-box>
            <text:p>Split Screen With Byobu</text:p>
          </draw:text-box>
        </draw:frame>
        <draw:frame draw:name="Object 15" draw:style-name="gr2" draw:layer="layout" svg:width="23cm" svg:height="13.86cm" svg:x="2.5cm" svg:y="6cm" presentation:class="object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114cm" svg:x="2.1cm" svg:y="14.107cm" presentation:class="notes">
            <draw:text-box>
              <text:p>Just to show off the split screen look and potential</text:p>
            </draw:text-box>
          </draw:frame>
        </presentation:notes>
      </draw:page>
      <draw:page draw:name="page21" draw:style-name="dp1" draw:master-page-name="keyboard" presentation:presentation-page-layout-name="AL2T1">
        <office:forms form:automatic-focus="false" form:apply-design-mode="false"/>
        <draw:frame presentation:style-name="pr7" draw:layer="layout" svg:width="23.199cm" svg:height="3.507cm" svg:x="2.301cm" svg:y="1.994cm" presentation:class="title">
          <draw:text-box>
            <text:p>Byobu-export Feature</text:p>
          </draw:text-box>
        </draw:frame>
        <draw:frame presentation:style-name="pr5" draw:layer="layout" svg:width="23cm" svg:height="13.61cm" svg:x="2.5cm" svg:y="6cm" presentation:class="outline">
          <draw:text-box>
            <text:list text:style-name="L1">
              <text:list-item>
                <text:p>Allows you to easily export your Byobu created gnu screen profiles to other machines without byobu installed</text:p>
              </text:list-item>
              <text:list-item>
                <text:p>Works for machines that you are not an admin on</text:p>
              </text:list-item>
              <text:list-item>
                <text:p>Creates a /tmp/byobu.??????.tar.gz file to copy to and extract on the foreign machin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keyboard" presentation:presentation-page-layout-name="AL2T1">
        <office:forms form:automatic-focus="false" form:apply-design-mode="false"/>
        <draw:frame presentation:style-name="pr7" draw:layer="layout" svg:width="23.199cm" svg:height="3.507cm" svg:x="2.301cm" svg:y="1.994cm" presentation:class="title">
          <draw:text-box>
            <text:p>Super Secret New Feature:<text:line-break/>C-a $</text:p>
          </draw:text-box>
        </draw:frame>
        <draw:frame presentation:style-name="pr11" draw:layer="layout" svg:width="23cm" svg:height="13.861cm" svg:x="2.5cm" svg:y="6cm" presentation:class="outline" presentation:user-transformed="true">
          <draw:text-box>
            <text:list text:style-name="L1">
              <text:list-item>
                <text:p text:id="id5">Unless of course you read the help screens...</text:p>
              </text:list-item>
              <text:list-item>
                <text:p text:id="id6">The 'C-a $' combination invokes the byobu-status-detail command to give detailed information on all your byobu status scripts</text:p>
              </text:list-item>
              <text:list-item>
                <text:p text:id="id7">This is a new feature in 2.0 and is actively being developed and will likely change somewhat from today's dem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025s" smil:fill="hold" smil:targetElement="id5" anim:sub-item="text" smil:attributeName="visibility" smil:to="visible"/>
                  <anim:transitionFilter smil:dur="0.125s" smil:targetElement="id5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slideWipe" smil:subtype="fromBottom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keyboard" presentation:presentation-page-layout-name="AL2T1">
        <office:forms form:automatic-focus="false" form:apply-design-mode="false"/>
        <draw:frame presentation:style-name="pr3" draw:layer="layout" svg:width="23.199cm" svg:height="3.256cm" svg:x="2.301cm" svg:y="2.119cm" presentation:class="title">
          <draw:text-box>
            <text:p>More Resources</text:p>
          </draw:text-box>
        </draw:frame>
        <draw:frame presentation:style-name="pr5" draw:layer="layout" svg:width="23cm" svg:height="13.61cm" svg:x="2.5cm" svg:y="6cm" presentation:class="outline" presentation:user-transformed="true">
          <draw:text-box>
            <text:list text:style-name="L1">
              <text:list-item>
                <text:p><text:span text:style-name="T7">The project website</text:span></text:p>
                <text:list>
                  <text:list-header>
                    <text:p><text:span text:style-name="T4">https://launchpad.net/byobu</text:span></text:p>
                  </text:list-header>
                </text:list>
              </text:list-item>
              <text:list-item>
                <text:p><text:span text:style-name="T7">The project IRC channel</text:span></text:p>
                <text:list>
                  <text:list-header>
                    <text:p><text:span text:style-name="T4">irc://irc.freenode.net/#byobu</text:span></text:p>
                  </text:list-header>
                </text:list>
              </text:list-item>
              <text:list-item>
                <text:p><text:span text:style-name="T7">Obtaining the source code</text:span></text:p>
                <text:list>
                  <text:list-header>
                    <text:p><text:span text:style-name="T4">bzr branch lp:byobu</text:span></text:p>
                  </text:list-header>
                </text:list>
              </text:list-item>
              <text:list-item>
                <text:p><text:span text:style-name="T7">The PPA (for Ubuntu packages)</text:span></text:p>
                <text:list>
                  <text:list-header>
                    <text:p><text:span text:style-name="T4">https://launchpad.net/~byobu/+archive/ppa</text:span></text:p>
                  </text:list-header>
                </text:list>
              </text:list-item>
              <text:list-item>
                <text:p><text:span text:style-name="T7">Dustin Kirkland's Blog (For Project Announcements)</text:span></text:p>
                <text:list>
                  <text:list-header>
                    <text:p><text:span text:style-name="T4">http://blog.dustinkirkland.com/search/label/Byobu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keyboard" presentation:presentation-page-layout-name="AL2T1">
        <office:forms form:automatic-focus="false" form:apply-design-mode="false"/>
        <draw:frame presentation:style-name="pr7" draw:layer="layout" svg:width="23.199cm" svg:height="3.507cm" svg:x="2.301cm" svg:y="1.994cm" presentation:class="title">
          <draw:text-box>
            <text:p>Thanks For Your Time</text:p>
          </draw:text-box>
        </draw:frame>
        <draw:frame presentation:style-name="pr11" draw:layer="layout" svg:width="23cm" svg:height="13.861cm" svg:x="2.5cm" svg:y="6cm" presentation:class="outline">
          <draw:text-box>
            <text:list text:style-name="L1">
              <text:list-item>
                <text:p>Comments?</text:p>
              </text:list-item>
              <text:list-item>
                <text:p>Questions?</text:p>
              </text:list-item>
              <text:list-item>
                <text:p>More Demo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keyboard_5f_lay" draw:display-name="keyboard_lay" xlink:href="Pictures/100000000000032000000258D2E4504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reformatted_20_Text" style:display-name="Preformatted Text" style:family="graphic">
      <style:paragraph-properties style:text-autospace="none"/>
      <style:text-properties fo:font-family="'DejaVu Sans Mono'" style:font-family-generic="modern" style:font-pitch="fixed" fo:font-size="10pt" fo:language="en" fo:country="US" style:font-family-asian="'DejaVu Sans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0pt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indent="-0.899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4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5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keyboard_5f_la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keyboard-title">
      <style:graphic-properties draw:fill-color="#ffffff" draw:auto-grow-height="false" fo:min-height="3.507cm"/>
    </style:style>
    <style:style style:name="Mpr2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565cm" svg:height="6.423cm" svg:x="1cm" svg:y="2.813cm" draw:page-number="1"/>
      <draw:page-thumbnail draw:layer="backgroundobjects" svg:width="8.565cm" svg:height="6.423cm" svg:x="1cm" svg:y="11.763cm"/>
      <draw:page-thumbnail draw:layer="backgroundobjects" svg:width="8.565cm" svg:height="6.423cm" svg:x="10.566cm" svg:y="2.813cm"/>
      <draw:page-thumbnail draw:layer="backgroundobjects" svg:width="8.565cm" svg:height="6.423cm" svg:x="10.566cm" svg:y="11.763cm"/>
      <draw:page-thumbnail draw:layer="backgroundobjects" svg:width="8.565cm" svg:height="6.423cm" svg:x="20.132cm" svg:y="2.813cm"/>
      <draw:page-thumbnail draw:layer="backgroundobjects" svg:width="8.565cm" svg:height="6.423cm" svg:x="20.132cm" svg:y="11.763cm"/>
    </style:handout-master>
    <style:master-page style:name="keyboard" style:page-layout-name="PM1" draw:style-name="Mdp1">
      <office:forms form:automatic-focus="false" form:apply-design-mode="false"/>
      <draw:frame presentation:style-name="Mpr1" draw:text-style-name="MP3" draw:layer="backgroundobjects" svg:width="23.199cm" svg:height="3.506cm" svg:x="2.301cm" svg:y="1.994cm" presentation:class="title">
        <draw:text-box>
          <text:p text:style-name="MP3">Click to edit the title text format</text:p>
        </draw:text-box>
      </draw:frame>
      <draw:frame presentation:style-name="keyboard-outline1" draw:layer="backgroundobjects" svg:width="23cm" svg:height="13.86cm" svg:x="2.5cm" svg:y="6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07T20:06:56</meta:creation-date>
    <meta:editing-duration>PT08H01M48S</meta:editing-duration>
    <meta:editing-cycles>8</meta:editing-cycles>
    <dc:title>Keyboard</dc:title>
    <meta:generator>OpenOffice.org/3.0$Linux OpenOffice.org_project/300m15$Build-9379</meta:generator>
    <dc:date>2009-05-12T22:37:22</dc:date>
    <meta:document-statistic meta:object-count="118"/>
    <meta:user-defined meta:name="Info 1"/>
    <meta:user-defined meta:name="Info 2"/>
    <meta:user-defined meta:name="Info 3"/>
    <meta:user-defined meta:name="Info 4"/>
    <meta:template xlink:type="simple" xlink:actuate="onRequest" xlink:title="Keyboard" xlink:href="/usr/lib/openoffice/basis3.0/share/template/en-US/layout/lyt-keyboard.otp" meta:date="2008-07-08T16:22:2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3.108cm" svg:x="1cm" svg:y="6.942cm">
          <draw:image xlink:href="Pictures/100002010000029F000001C15CA848E3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2.655cm" svg:x="1cm" svg:y="7.642cm">
          <draw:image xlink:href="Pictures/10000201000002B7000001C1E93B7839.png" xlink:type="simple" xlink:show="embed" xlink:actuate="onLoad">
            <text:p/>
          </draw:image>
        </draw:frame>
      </draw:page>
    </office:drawing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686cm" svg:x="1cm" svg:y="8.626cm">
          <draw:image xlink:href="Pictures/1000020100000337000001C1220505D8.png" xlink:type="simple" xlink:show="embed" xlink:actuate="onLoad">
            <text:p/>
          </draw:image>
        </draw:frame>
      </draw:page>
    </office:drawing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2.655cm" svg:x="1cm" svg:y="7.642cm">
          <draw:image xlink:href="Pictures/10000201000002B7000001C1DC82DB2E.png" xlink:type="simple" xlink:show="embed" xlink:actuate="onLoad">
            <text:p/>
          </draw:image>
        </draw:frame>
      </draw:page>
    </office:drawing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4.987cm" svg:x="1cm" svg:y="11.476cm">
          <draw:image xlink:href="Pictures/10000201000002B7000000B1167B791F.png" xlink:type="simple" xlink:show="embed" xlink:actuate="onLoad">
            <text:p/>
          </draw:image>
        </draw:frame>
      </draw:page>
    </office:drawing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4.987cm" svg:x="1cm" svg:y="11.476cm">
          <draw:image xlink:href="Pictures/10000201000002B7000000B1167B791F.png" xlink:type="simple" xlink:show="embed" xlink:actuate="onLoad">
            <text:p/>
          </draw:image>
        </draw:frame>
      </draw:page>
    </office:drawing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384cm" svg:x="1cm" svg:y="8.777cm">
          <draw:image xlink:href="Pictures/100002010000034F000001C140FDA6B0.png" xlink:type="simple" xlink:show="embed" xlink:actuate="onLoad">
            <text:p/>
          </draw:image>
        </draw:frame>
      </draw:page>
    </office:drawing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3.118cm" svg:x="1cm" svg:y="7.41cm">
          <draw:image xlink:href="Pictures/10000201000003CF0000028D0FF01767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2.436cm" svg:x="1cm" svg:y="7.751cm">
          <draw:image xlink:href="Pictures/10000201000003CF0000026BE033CCF4.png" xlink:type="simple" xlink:show="embed" xlink:actuate="onLoad">
            <text:p/>
          </draw:image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3.133cm" svg:x="1cm" svg:y="7.403cm">
          <draw:image xlink:href="Pictures/10000201000002B7000001D206E22B70.png" xlink:type="simple" xlink:show="embed" xlink:actuate="onLoad">
            <text:p/>
          </draw:image>
        </draw:frame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3.133cm" svg:x="1cm" svg:y="7.403cm">
          <draw:image xlink:href="Pictures/10000201000002B7000001D28FCD12BB.png" xlink:type="simple" xlink:show="embed" xlink:actuate="onLoad">
            <text:p/>
          </draw:image>
        </draw:frame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3.133cm" svg:x="1cm" svg:y="7.403cm">
          <draw:image xlink:href="Pictures/10000201000002B7000001D2D983E6D1.png" xlink:type="simple" xlink:show="embed" xlink:actuate="onLoad">
            <text:p/>
          </draw:image>
        </draw:frame>
      </draw:page>
    </office:drawing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3.133cm" svg:x="1cm" svg:y="7.403cm">
          <draw:image xlink:href="Pictures/10000201000002B7000001D25A39013B.png" xlink:type="simple" xlink:show="embed" xlink:actuate="onLoad">
            <text:p/>
          </draw:image>
        </draw:frame>
      </draw:page>
    </office:drawing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3.133cm" svg:x="1cm" svg:y="7.403cm">
          <draw:image xlink:href="Pictures/10000201000002B7000001D27B8E7E8C.png" xlink:type="simple" xlink:show="embed" xlink:actuate="onLoad">
            <text:p/>
          </draw:image>
        </draw:frame>
      </draw:page>
    </office:drawing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3.133cm" svg:x="1cm" svg:y="7.403cm">
          <draw:image xlink:href="Pictures/10000201000002B7000001D246B20F9B.png" xlink:type="simple" xlink:show="embed" xlink:actuate="onLoad">
            <text:p/>
          </draw:image>
        </draw:frame>
      </draw:page>
    </office:drawing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